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b9f2f" officeooo:paragraph-rsid="000b9f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 virtualenv</text:p>
      <text:p text:style-name="P1"/>
      <text:p text:style-name="P1">- python3 -m venv venv</text:p>
      <text:p text:style-name="P1">- source venv/bib/activate</text:p>
      <text:p text:style-name="P1">- deactivate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12-25T17:43:22.265570143</meta:creation-date>
    <dc:date>2021-12-25T17:45:02.746535950</dc:date>
    <meta:editing-duration>PT1M40S</meta:editing-duration>
    <meta:editing-cycles>1</meta:editing-cycles>
    <meta:document-statistic meta:table-count="0" meta:image-count="0" meta:object-count="0" meta:page-count="1" meta:paragraph-count="4" meta:word-count="12" meta:character-count="77" meta:non-whitespace-character-count="69"/>
    <meta:generator>LibreOffice/6.4.4.2$MacOSX_X86_64 LibreOffice_project/3d775be2011f3886db32dfd395a6a6d1ca2630ff</meta:generator>
  </office:meta>
</office:document-meta>
</file>